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KR Regular" svg:font-family="'Noto Sans Mono CJK KR Regular'" style:font-family-generic="roman" style:font-pitch="variable"/>
    <style:font-face style:name="Noto Sans Mono CJK KR Regular1" svg:font-family="'Noto Sans Mono CJK KR Regular'" style:font-adornments="Regular" style:font-family-generic="roman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ans Mono CJK KR Regular2" svg:font-family="'Noto Sans Mono CJK KR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672cm"/>
    </style:style>
    <style:style style:name="pr2" style:family="presentation" style:parent-style-name="Default-subtitle">
      <style:graphic-properties draw:fill-color="#ffffff" draw:auto-grow-height="true" fo:min-height="11.77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1.672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outline1">
      <style:graphic-properties fo:min-height="14.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fo:min-height="13.837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672cm" svg:x="1.4cm" svg:y="2.502cm" presentation:class="title">
          <draw:text-box>
            <text:p>sanest</text:p>
          </draw:text-box>
        </draw:frame>
        <draw:frame presentation:style-name="pr2" draw:text-style-name="P1" draw:layer="layout" svg:width="25.199cm" svg:height="11.775cm" svg:x="1.4cm" svg:y="2.0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sane<text:line-break/>nested<text:line-break/>dictionaries and lists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wouter bolsterlee<text:line-break/><text:line-break/>@wbolster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>
          <draw:text-box>
            <text:list text:style-name="L2">
              <text:list-item>
                <text:p>pip install san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nested<text:line-break/>operations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type<text:line-break/>checking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data<text:line-break/>model<text:line-break/>restrictions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6" draw:layer="layout" svg:width="25.199cm" svg:height="14.65cm" svg:x="1.4cm" svg:y="2.025cm" presentation:class="outline" presentation:user-transformed="true">
          <draw:text-box>
            <text:list text:style-name="L2">
              <text:list-item>
                <text:p>{<text:line-break/> <text:s/>"data": {<text:line-break/> <text:s text:c="3"/>"users": [<text:line-break/> <text:s text:c="5"/>{"id": 12, "name": "alice"},<text:line-break/> <text:s text:c="5"/>{"id": 34, "name": "bob"}<text:line-break/> <text:s text:c="3"/>]<text:line-break/> <text:s/>}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4.65cm" svg:x="1.4cm" svg:y="2.025cm" presentation:class="outline" presentation:user-transformed="true">
          <draw:text-box>
            <text:list text:style-name="L2">
              <text:list-item>
                <text:p text:style-name="P3">d = json.loads(...)<text:line-break/>for user in d['data']['users']:<text:line-break/> <text:s text:c="5"/>print(user['name'])</text:p>
              </text:list-item>
            </text:list>
          </draw:text-box>
        </draw:frame>
        <draw:frame presentation:style-name="pr1" draw:layer="layout" svg:width="25.199cm" svg:height="11.672cm" svg:x="1.4cm" svg:y="2.502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11.672cm" svg:x="1.4cm" svg:y="2.502cm" presentation:class="title" presentation:placeholder="true">
          <draw:text-box/>
        </draw:frame>
        <draw:frame presentation:style-name="pr6" draw:layer="layout" svg:width="25.199cm" svg:height="14.65cm" svg:x="1.4cm" svg:y="2.025cm" presentation:class="outline" presentation:user-transformed="true">
          <draw:text-box>
            <text:list text:style-name="L2">
              <text:list-item>
                <text:p text:style-name="P3">TypeError:<text:line-break/>string indices must be integ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6" draw:layer="layout" svg:width="25.199cm" svg:height="14.65cm" svg:x="1.4cm" svg:y="2.025cm" presentation:class="outline" presentation:user-transformed="true">
          <draw:text-box>
            <text:list text:style-name="L2">
              <text:list-item>
                <text:p>TypeError:<text:line-break/>list indices must be integers or slices, not st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>
          <draw:text-box>
            <text:list text:style-name="L2">
              <text:list-item>
                <text:p>TypeError:<text:line-break/>'NoneType' object is not subscrip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...<text:line-break/><text:line-break/>or no error at all :(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validation?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sane<text:line-break/>middle<text:line-break/>ground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type safe<text:line-break/>and<text:line-break/>fail-fast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>
          <draw:text-box>
            <text:list text:style-name="L2">
              <text:list-item>
                <text:p>d = json.loads(...)<text:line-break/>for user in d['data']['users']:<text:line-break/> <text:s text:c="3"/>print(user['name'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 = json.loads(...)<text:line-break/>wrapped = sanest.dict.wrap(d)<text:line-break/>for u in wrapped['data', 'users':[dict]]:<text:line-break/> <text:s text:c="3"/>print(u['name':st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data model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nested operations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'users', 0, 'name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['users', 0, 'name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path = ['users', 0, 'name']<text:line-break/>d[path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.get(['users', 0, 'name'], 'default'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type checking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user['name':str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user.get('name', type=st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['users', 0, 'name':str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wrapping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 = sanest.dict.wrap(existing_di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.unwrap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error handling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missing data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LookupError<text:line-break/> <text:s text:c="3"/>KeyError<text:line-break/> <text:s text:c="3"/>Index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&gt;&gt;&gt; d['users', 0, 'xyz']<text:line-break/>Traceback (most recent call last):<text:line-break/>...<text:line-break/>KeyError: ['users', 0, 'xyz']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&gt;&gt;&gt; d['users', 123, 'name']<text:line-break/>Traceback (most recent call last):<text:line-break/>...<text:line-break/>IndexError: ['users', 123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problematic data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ValueError<text:line-break/> <text:s text:c="3"/>sanest.DataError<text:line-break/> <text:s text:c="7"/>sanest.InvalidStructureError<text:line-break/> <text:s text:c="7"/>sanest.InvalidValue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&gt;&gt;&gt; d['users', 0, 'name':int]<text:line-break/>Traceback (most recent call last):<text:line-break/>...<text:line-break/>InvalidValueError: expected int, got str at path ['users', 0, 'name']: 'alice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user-transformed="true">
          <draw:text-box>
            <text:p>recap</text:p>
          </draw:text-box>
        </draw:frame>
        <draw:frame presentation:style-name="pr8" draw:layer="layout" svg:width="25.199cm" svg:height="12.18cm" svg:x="1.4cm" svg:y="2.0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11.672cm" svg:x="1.4cm" svg:y="2.502cm" presentation:class="title" presentation:placeholder="true">
          <draw:text-box/>
        </draw:frame>
        <draw:frame presentation:style-name="pr8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 = json.loads(...)<text:line-break/>for user in d['data']['users']:<text:line-break/> <text:s text:c="3"/>print(user['name'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672cm" svg:x="1.4cm" svg:y="2.50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2.025cm" presentation:class="outline" presentation:user-transformed="true">
          <draw:text-box>
            <text:list text:style-name="L2">
              <text:list-item>
                <text:p>d = json.loads(...)<text:line-break/>wrapped = sanest.dict.wrap(d)<text:line-break/>for u in wrapped['data', 'users':[dict]]:<text:line-break/> <text:s text:c="3"/>print(u['name':st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3.837cm" svg:x="1.4cm" svg:y="2.502cm" presentation:class="title" presentation:user-transformed="true">
          <draw:text-box>
            <text:p>sanest.rtfd.io<text:line-break/><text:line-break/>wbolster/sanest</text:p>
          </draw:text-box>
        </draw:frame>
        <draw:frame presentation:style-name="pr5" draw:layer="layout" svg:width="25.199cm" svg:height="12.18cm" svg:x="1.4cm" svg:y="2.0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KR Regular" svg:font-family="'Noto Sans Mono CJK KR Regular'" style:font-family-generic="roman" style:font-pitch="variable"/>
    <style:font-face style:name="Noto Sans Mono CJK KR Regular1" svg:font-family="'Noto Sans Mono CJK KR Regular'" style:font-adornments="Regular" style:font-family-generic="roman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ans Mono CJK KR Regular2" svg:font-family="'Noto Sans Mono CJK KR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textarea-vertical-align="top" draw:auto-grow-height="tru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KR Regular2" fo:font-family="'Noto Sans Mono CJK KR Regular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left" draw:textarea-vertical-align="top" draw:shadow="hidden" draw:shadow-offset-x="0.1cm" draw:shadow-offset-y="0.1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cfe7f5" style:text-outline="false" style:text-line-through-style="none" style:text-line-through-type="none" style:font-name="Noto Serif1" fo:font-family="'Noto Serif'" style:font-style-name="Regular" style:font-family-generic="roman" style:font-pitch="variable" fo:font-size="72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11.672cm" svg:x="1.4cm" svg:y="2.502cm" presentation:class="title" presentation:placeholder="true">
        <draw:text-box/>
      </draw:frame>
      <draw:frame presentation:style-name="Default-outline1" draw:layer="backgroundobjects" svg:width="25.199cm" svg:height="9.416cm" svg:x="1.4cm" svg:y="2.02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52:12.361188071</meta:creation-date>
    <dc:date>2017-07-10T23:52:05.488977461</dc:date>
    <meta:editing-duration>PT7H39M8S</meta:editing-duration>
    <meta:editing-cycles>81</meta:editing-cycles>
    <meta:generator>LibreOffice/5.1.6.2$Linux_X86_64 LibreOffice_project/10m0$Build-2</meta:generator>
    <meta:document-statistic meta:object-count="193"/>
  </office:meta>
</office:document-meta>
</file>